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T1" style:family="text">
      <style:text-properties fo:color="#8f9d6a" style:font-name="Monaco" fo:font-size="11pt" style:font-name-asian="Monaco" style:font-size-asian="11pt" style:font-name-complex="Monaco"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timering</text:p>
      <text:p text:style-name="Standard"/>
      <text:p text:style-name="Standard">Alla tider är genomsnittliga av åtminstone 4 försök</text:p>
      <text:p text:style-name="Standard"/>
      <text:p text:style-name="Standard">Namn: Sleep-funktion</text:p>
      <text:p text:style-name="Standard">Teori (med referens): Koden anropar funtionen sleep(2) i filen img/middle.php som stannar applikationen i två sekunder, att ta bort denna bör göra att sidan laddar 2 sekunder snabbare. </text:p>
      <text:p text:style-name="Standard">Observation innan åtgärd: Att logga in tar 6.78s där 2MB läses in</text:p>
      <text:p text:style-name="Standard">Observation efter åtgärd: Att logga in tar 5.88s där 2MB läses in</text:p>
      <text:p text:style-name="Standard">Reflektion kring resultatet: Sidan borde ha blivit ännu snabbare att läsa in än den blev, då den endast blev ca 1 sekund snabbare istället för 2. </text:p>
      <text:p text:style-name="Standard"/>
      <text:p text:style-name="Standard">Namn: Minimera redirects vid login</text:p>
      <text:p text:style-name="Standard">Teori (med referens): Koden sätter header-location tre gånger vid inloggning, en av dessa är helt onödiga, vilket jag bestämt att ta bort. Vid korrekt inloggning sätts headern till en ny fil som endast innehåller en redirect till en annan fil. Att ta bort denna redirect, samt den överflödiga extra filen bör göra sidan snabbare att ladda, då färre resurser behövs läsas in. (filen img/middle.php tas bort)</text:p>
      <text:p text:style-name="Standard">Observation innan åtgärd: Att logga in tar 5.88s där 2MB läses in</text:p>
      <text:p text:style-name="Standard">Observation efter åtgärd: Att logga in tar 4.61s där 2MB läses in</text:p>
      <text:p text:style-name="Standard">Reflektion kring resultatet: Resultatet blev ungefär som väntat, sidan blev betydligt mycket snabbare. Dock trodde jag att mängden data att läsa in skulle blivit mindre, men eftersom filen som togs bort inte var så stor så märks det inte i resultatet.</text:p>
      <text:p text:style-name="Standard"/>
      <text:p text:style-name="Standard">Namn: Extrahera css till egen fil och länka i head</text:p>
      <text:p text:style-name="Standard">Teori (med referens): Enligt vår lärobok bör man alltid skriva sin css i egna filer, då kan de cachas, vilket de inte kan när de är skrivna mitt i en html-sida, och även återanvändas till flera sidor. Eftersom den här optimeringslabben inte tar i hänsyn om någonting cachas, då cachen töms innan varje försök kommer det förmodligen göra att sidan tar längre tid att ladda, då fler resurser måste läsas in. Men det är ändå bra att ha css i egna filer ändå, och om inget annat känns det mer strukturerat. Dessutom i filen mess.php skrivs css in i slutet av ett dokument, vilket gör att sidan väntar med att rendera ut html tills allt är inläst. Om man lägger all css i sidans head ska det gå fortare att rendera ut sidan.</text:p>
      <text:p text:style-name="Standard">Observation innan åtgärd: Att ladda första sidan tar 414ms där 126K läses in. Att logga in tar 4.61s där 2MB läses in.</text:p>
      <text:p text:style-name="Standard">Observation efter åtgärd: Att ladda första sidan tar 314ms där 126K läses in. Att logga in tar 4.76s där 2MB läses in.</text:p>
      <text:p text:style-name="Standard">Reflektion kring resultatet: Första sidan, där det var mycket inline-css blev snabbare att läsa in, men inloggningen tog längre tid, då det inte verkade som att det jämnade ut sig att rendera ut css i html och att man instället var tvungen att läsa in en till fil. Inloggningssidan är något segare att ladda nu, men koden är mycket lättare att förstå.</text:p>
      <text:p text:style-name="Standard"/>
      <text:p text:style-name="Standard">Namn: Extrahera skript och länka in sist</text:p>
      <text:p text:style-name="Standard">Teori (med referens): Enligt läroboken om optimering så stannar sidan att ladda in resurser så fort det dyker upp ett skript. Resurser kan annars laddas ned parallellt, men inte medan skript körs. Att lägga in all javascript i en egen fil och länka in den sist i dokumentet bör sidan laddas snabbare, dock kan den också bli långsammare då det blir ännu en resurs att läsa in. Tidigare länkas även in skript i head.</text:p>
      <text:p text:style-name="Standard">Observation innan åtgärd: Att logga in tar 4.43s där 2MB läses in</text:p>
      <text:p text:style-name="Standard">Observation efter åtgärd: Att logga in tar 2.67s där 2MB läses in</text:p>
      <text:p text:style-name="Standard">Reflektion kring resultatet: Sidan blev betydligt snabbare som väntat, då sidan inte längre väntar med att läsa in resurserna tills efter skripten har körts.</text:p>
      <text:p text:style-name="Standard"/>
      <text:p text:style-name="Standard"><text:soft-page-break/></text:p>
      <text:p text:style-name="Standard">Namn: Onödiga resurser läses in</text:p>
      <text:p text:style-name="Standard">Teori (med referens): Det finns några filer som läses in till inloggningssidan som inte används/inte finns. Dessa tar upp onödig tid när sidan laddas att läsa in eller försöka hitta. (js/longpolling.js &amp; js/ajax-minified.js)</text:p>
      <text:p text:style-name="Standard">Observation innan åtgärd: Att logga in tar 2.67s där 2MB läses in</text:p>
      <text:p text:style-name="Standard">Observation efter åtgärd: Att logga in tar 2.47s där 2MB läses in</text:p>
      <text:p text:style-name="Standard">Reflektion kring resultatet: Sidan blev något snabbare men inte alls märkbart.</text:p>
      <text:p text:style-name="Standard"/>
      <text:p text:style-name="Standard"/>
      <text:p text:style-name="Standard">Namn: Samla custom css till en fil</text:p>
      <text:p text:style-name="Standard">Teori (med referens): Om man samlar css i samma fil slipper sidan göra så många requests till olika filer och hemsidor. Då det endast är några få rader i varje fil tycker jag att det är enkelt och smidigt att bara kombinera dessa. (Filer läses in från vhost3.lnu.se samt googleapis fonts)</text:p>
      <text:p text:style-name="Standard">Observation innan åtgärd: Att logga in tar 2.47s där 2MB läses in</text:p>
      <text:p text:style-name="Standard">Observation efter åtgärd: Att logga in tar 694ms där 2MB läses in</text:p>
      <text:p text:style-name="Standard">Reflektion kring resultatet: Detta gjorde sidan betydligt mycket snabbare att läsa in, då det inte alls är lika många resurser som måste läsas in. Nu läser den in endast en fil som innehåller css från fem olika tidigare resurser.</text:p>
      <text:p text:style-name="Standard"/>
      <text:p text:style-name="Standard"/>
      <text:p text:style-name="Standard">Namn: Minifiera js</text:p>
      <text:p text:style-name="Standard">Teori (med referens): Skript kan ta mycket kapacitet, och även whitespaces i dem. I bibliotek är det inte så viktigt att koden är förståelig då man kan läsa dokumentation om dem på deras respektive hemsidor, och då tar kommentarer, radbrytningar och namngivna variabler bara plats i filerna man länkar in. Att använda minifierade versioner av dessa kan spara plats, vilket kan göra att sidan laddar in snabbare. (minifierar jquery, modernizr och lightbox)</text:p>
      <text:p text:style-name="Standard">Observation innan åtgärd: Att logga in tar 694ms där 2MB läses in</text:p>
      <text:p text:style-name="Standard">Observation efter åtgärd: Att logga in tar 768ms där 2MB läses in</text:p>
      <text:p text:style-name="Standard">Reflektion kring resultatet: Att minifiera gjorde inte sidan snabbare att ladda, och om man kollar på resultatet skulle man kunna komma till slutsatsen att det till och med gjorde sidan segare. Men det är ändå så fruktansvärt lite tid att det skulle kunna vara samma som tidigare.</text:p>
      <text:p text:style-name="Standard"/>
      <text:p text:style-name="Standard"/>
      <text:p text:style-name="Standard"/>
      <text:p text:style-name="Standard">Security</text:p>
      <text:p text:style-name="Standard">TODO:</text:p>
      <text:p text:style-name="Standard">add.php → bind_param</text:p>
      <text:p text:style-name="Standard"><text:tab/> <text:s/>→ Sätt ihop try/catch</text:p>
      <text:p text:style-name="Standard">check.php → hash-salt?</text:p>
      <text:p text:style-name="Standard"><text:s/>sec.php → bind_param</text:p>
      <text:p text:style-name="Standard">get.php → bind_param</text:p>
      <text:p text:style-name="Standard"/>
      <text:p text:style-name="Standard">lösenord sparas i klartext</text:p>
      <text:p text:style-name="Standard">parametrar skickas direkt in i database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ina Eriksson Bergström</meta:initial-creator>
    <meta:creation-date>2013-12-04T14:36:16</meta:creation-date>
    <meta:document-statistic meta:table-count="0" meta:image-count="0" meta:object-count="0" meta:page-count="2" meta:paragraph-count="46" meta:word-count="971" meta:character-count="5673"/>
    <dc:date>2013-12-06T17:10:06</dc:date>
    <dc:creator>Janina Eriksson Bergström</dc:creator>
    <meta:editing-duration>PT1H6M38S</meta:editing-duration>
    <meta:editing-cycles>1</meta:editing-cycles>
    <meta:generator>OpenOffice.org/3.3$Unix OpenOffice.org_project/330m20$Build-9567</meta:generator>
  </office:meta>
</office:document-meta>
</file>